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6.59cm"/>
    </style:style>
    <style:style style:name="co4" style:family="table-column">
      <style:table-column-properties fo:break-before="auto" style:column-width="8.061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ff3399" fo:font-size="12pt" style:font-size-asian="12pt" style:font-size-complex="12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ff3399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AKE UP TIME</text:p>
          </table:table-cell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MEDITATION</text:p>
          </table:table-cell>
          <table:table-cell table:style-name="ce11" office:value-type="string" calcext:value-type="string">
            <text:p>READING A BOOK</text:p>
          </table:table-cell>
        </table:table-row>
        <table:table-row table:style-name="ro2">
          <table:table-cell table:style-name="ce2" office:value-type="date" office:date-value="2017-12-07" calcext:value-type="date">
            <text:p>43076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05:00 to 06:00</text:p>
          </table:table-cell>
          <table:table-cell table:style-name="ce10" office:value-type="string" calcext:value-type="string">
            <text:p>20 mins</text:p>
          </table:table-cell>
          <table:table-cell/>
        </table:table-row>
        <table:table-row table:style-name="ro2">
          <table:table-cell table:style-name="ce2" office:value-type="date" office:date-value="2017-12-08" calcext:value-type="date">
            <text:p>43077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05:00 to 06:00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09" calcext:value-type="date">
            <text:p>43078</text:p>
          </table:table-cell>
          <table:table-cell table:style-name="ce8" office:value-type="time" office:time-value="PT07H30M00S" calcext:value-type="time">
            <text:p>0.3125</text:p>
          </table:table-cell>
          <table:table-cell table:style-name="ce10" office:value-type="string" calcext:value-type="string">
            <text:p>----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3" office:value-type="date" office:date-value="2017-12-10" calcext:value-type="date">
            <text:p>43079</text:p>
          </table:table-cell>
          <table:table-cell table:style-name="ce9" office:value-type="string" calcext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style-name="ce12"/>
        </table:table-row>
        <table:table-row table:style-name="ro2">
          <table:table-cell table:style-name="ce4" office:value-type="date" office:date-value="2017-12-11" calcext:value-type="date">
            <text:p>43080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to 6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4" office:value-type="date" office:date-value="2017-12-12" calcext:value-type="date">
            <text:p>43081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to 5:50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4" office:value-type="date" office:date-value="2017-12-13" calcext:value-type="date">
            <text:p>43082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to 5:45</text:p>
          </table:table-cell>
          <table:table-cell table:style-name="ce10" office:value-type="string" calcext:value-type="string">
            <text:p>20 mins : 6 phase Meditation </text:p>
          </table:table-cell>
          <table:table-cell/>
        </table:table-row>
        <table:table-row table:style-name="ro2">
          <table:table-cell table:style-name="ce4" office:value-type="date" office:date-value="2017-12-14" calcext:value-type="date">
            <text:p>43083</text:p>
          </table:table-cell>
          <table:table-cell table:style-name="ce8" office:value-type="time" office:time-value="PT06H15M00S" calcext:value-type="time">
            <text:p>0.260416666666667</text:p>
          </table:table-cell>
          <table:table-cell table:style-name="ce10" office:value-type="string" calcext:value-type="string">
            <text:p>----</text:p>
          </table:table-cell>
          <table:table-cell table:style-name="ce10" office:value-type="string" calcext:value-type="string">
            <text:p>-----</text:p>
          </table:table-cell>
          <table:table-cell/>
        </table:table-row>
        <table:table-row table:style-name="ro2">
          <table:table-cell table:style-name="ce4" office:value-type="date" office:date-value="2017-12-15" calcext:value-type="date">
            <text:p>43084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to 6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4" office:value-type="date" office:date-value="2017-12-16" calcext:value-type="date">
            <text:p>43085</text:p>
          </table:table-cell>
          <table:table-cell table:style-name="ce7" office:value-type="time" office:time-value="PT05H30M00S" calcext:value-type="time">
            <text:p>0.229166666666667</text:p>
          </table:table-cell>
          <table:table-cell table:style-name="ce10" office:value-type="string" calcext:value-type="string">
            <text:p>---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5" office:value-type="date" office:date-value="2017-12-17" calcext:value-type="date">
            <text:p>43086</text:p>
          </table:table-cell>
          <table:table-cell table:style-name="ce8" office:value-type="time" office:time-value="PT07H30M00S" calcext:value-type="time">
            <text:p>0.3125</text:p>
          </table:table-cell>
          <table:table-cell table:style-name="ce9" office:value-type="string" calcext:value-type="string">
            <text:p>HOLIDAY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18" calcext:value-type="date">
            <text:p>43087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rounds Jogging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19" calcext:value-type="date">
            <text:p>43088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rounds Jogging</text:p>
          </table:table-cell>
          <table:table-cell table:style-name="ce10" office:value-type="string" calcext:value-type="string">
            <text:p>20 mins : 6 phase Meditation </text:p>
          </table:table-cell>
          <table:table-cell/>
        </table:table-row>
        <table:table-row table:style-name="ro2">
          <table:table-cell table:style-name="ce2" office:value-type="date" office:date-value="2017-12-20" calcext:value-type="date">
            <text:p>43089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rounds Jogging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21" calcext:value-type="date">
            <text:p>43090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rounds Jogging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22" calcext:value-type="date">
            <text:p>43091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rounds Jogging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23" calcext:value-type="date">
            <text:p>43092</text:p>
          </table:table-cell>
          <table:table-cell table:style-name="ce8" office:value-type="time" office:time-value="PT07H30M00S" calcext:value-type="time">
            <text:p>0.3125</text:p>
          </table:table-cell>
          <table:table-cell table:style-name="ce10" office:value-type="string" calcext:value-type="string">
            <text:p>---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3" office:value-type="date" office:date-value="2017-12-24" calcext:value-type="date">
            <text:p>43093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km bescom walk </text:p>
          </table:table-cell>
          <table:table-cell table:style-name="ce10" office:value-type="string" calcext:value-type="string">
            <text:p>----</text:p>
          </table:table-cell>
          <table:table-cell/>
        </table:table-row>
        <table:table-row table:style-name="ro2">
          <table:table-cell table:style-name="ce2" office:value-type="date" office:date-value="2017-12-25" calcext:value-type="date">
            <text:p>43094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---</text:p>
          </table:table-cell>
          <table:table-cell table:style-name="ce10" office:value-type="string" calcext:value-type="string">
            <text:p>15 mins : concentartion on breath</text:p>
          </table:table-cell>
          <table:table-cell/>
        </table:table-row>
        <table:table-row table:style-name="ro2">
          <table:table-cell table:style-name="ce2" office:value-type="date" office:date-value="2017-12-26" calcext:value-type="date">
            <text:p>43095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rounds Jogging</text:p>
          </table:table-cell>
          <table:table-cell table:style-name="ce10" office:value-type="string" calcext:value-type="string">
            <text:p>15 mins : concentartion on breath</text:p>
          </table:table-cell>
          <table:table-cell/>
        </table:table-row>
        <table:table-row table:style-name="ro2">
          <table:table-cell table:style-name="ce2" office:value-type="date" office:date-value="2017-12-27" calcext:value-type="date">
            <text:p>43096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rounds Jogging</text:p>
          </table:table-cell>
          <table:table-cell table:style-name="ce10" office:value-type="string" calcext:value-type="string">
            <text:p>15 mins : concentartion on breath</text:p>
          </table:table-cell>
          <table:table-cell/>
        </table:table-row>
        <table:table-row table:style-name="ro2">
          <table:table-cell table:style-name="ce2" office:value-type="date" office:date-value="2017-12-28" calcext:value-type="date">
            <text:p>43097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--</text:p>
          </table:table-cell>
          <table:table-cell table:style-name="ce10" office:value-type="string" calcext:value-type="string">
            <text:p>15 mins : concentartion on breath</text:p>
          </table:table-cell>
          <table:table-cell/>
        </table:table-row>
        <table:table-row table:style-name="ro2">
          <table:table-cell table:style-name="ce2" office:value-type="date" office:date-value="2017-12-29" calcext:value-type="date">
            <text:p>43098</text:p>
          </table:table-cell>
          <table:table-cell table:style-name="ce8" office:value-type="time" office:time-value="PT07H00M00S" calcext:value-type="time">
            <text:p>0.291666666666667</text:p>
          </table:table-cell>
          <table:table-cell table:number-columns-repeated="2" table:style-name="ce10" office:value-type="string" calcext:value-type="string">
            <text:p>---</text:p>
          </table:table-cell>
          <table:table-cell/>
        </table:table-row>
        <table:table-row table:style-name="ro2">
          <table:table-cell table:style-name="ce2" office:value-type="date" office:date-value="2017-12-30" calcext:value-type="date">
            <text:p>43099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1 hour Gym</text:p>
          </table:table-cell>
          <table:table-cell table:style-name="ce10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3" office:value-type="date" office:date-value="2017-12-31" calcext:value-type="date">
            <text:p>43100</text:p>
          </table:table-cell>
          <table:table-cell table:style-name="ce7" office:value-type="time" office:time-value="PT07H30M00S" calcext:value-type="time">
            <text:p>0.3125</text:p>
          </table:table-cell>
          <table:table-cell table:style-name="ce10" office:value-type="string" calcext:value-type="string">
            <text:p>--</text:p>
          </table:table-cell>
          <table:table-cell table:style-name="ce10" office:value-type="string" calcext:value-type="string">
            <text:p>15 mins : concentartion on breath</text:p>
          </table:table-cell>
          <table:table-cell/>
        </table:table-row>
        <table:table-row table:style-name="ro2">
          <table:table-cell table:style-name="ce2" office:value-type="date" office:date-value="2018-01-01" calcext:value-type="date">
            <text:p>43101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rounds Jogging</text:p>
          </table:table-cell>
          <table:table-cell table:style-name="ce10" office:value-type="string" calcext:value-type="string">
            <text:p>20 mins : <text:s/>Breathing Exercise</text:p>
          </table:table-cell>
          <table:table-cell/>
        </table:table-row>
        <table:table-row table:style-name="ro2">
          <table:table-cell table:style-name="ce2" office:value-type="date" office:date-value="2018-01-02" calcext:value-type="date">
            <text:p>43102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15 minutes GYM</text:p>
          </table:table-cell>
          <table:table-cell table:style-name="ce10" office:value-type="string" calcext:value-type="string">
            <text:p>10 mins : <text:s/>Breathing Exercise</text:p>
          </table:table-cell>
          <table:table-cell/>
        </table:table-row>
        <table:table-row table:style-name="ro2">
          <table:table-cell table:style-name="ce2" office:value-type="date" office:date-value="2018-01-03" calcext:value-type="date">
            <text:p>43103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5 <text:s/>Minutes GYM </text:p>
          </table:table-cell>
          <table:table-cell table:style-name="ce10" office:value-type="string" calcext:value-type="string">
            <text:p>10 mins : <text:s/>Breathing Exercise</text:p>
          </table:table-cell>
          <table:table-cell/>
        </table:table-row>
        <table:table-row table:style-name="ro2">
          <table:table-cell table:style-name="ce2" office:value-type="date" office:date-value="2018-01-04" calcext:value-type="date">
            <text:p>43104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---</text:p>
          </table:table-cell>
          <table:table-cell table:style-name="ce10" office:value-type="string" calcext:value-type="string">
            <text:p>15 mins : 6 phase Meditation</text:p>
          </table:table-cell>
          <table:table-cell/>
        </table:table-row>
        <table:table-row table:style-name="ro2">
          <table:table-cell table:style-name="ce2" office:value-type="date" office:date-value="2018-01-05" calcext:value-type="date">
            <text:p>43105</text:p>
          </table:table-cell>
          <table:table-cell table:style-name="ce7" office:value-type="time" office:time-value="PT04H30M00S" calcext:value-type="time">
            <text:p>0.1875</text:p>
          </table:table-cell>
          <table:table-cell table:style-name="ce10" office:value-type="string" calcext:value-type="string">
            <text:p>1 hour Gym</text:p>
          </table:table-cell>
          <table:table-cell table:style-name="ce10" office:value-type="string" calcext:value-type="string">
            <text:p>10 mins : <text:s/>Breathing Exercise</text:p>
          </table:table-cell>
          <table:table-cell/>
        </table:table-row>
        <table:table-row table:style-name="ro2">
          <table:table-cell table:style-name="ce2" office:value-type="date" office:date-value="2018-01-06" calcext:value-type="date">
            <text:p>43106</text:p>
          </table:table-cell>
          <table:table-cell table:style-name="ce7" office:value-type="time" office:time-value="PT08H00M00S" calcext:value-type="time">
            <text:p>0.333333333333333</text:p>
          </table:table-cell>
          <table:table-cell table:number-columns-repeated="2" table:style-name="ce10" office:value-type="string" calcext:value-type="string">
            <text:p>--</text:p>
          </table:table-cell>
          <table:table-cell/>
        </table:table-row>
        <table:table-row table:style-name="ro2">
          <table:table-cell table:style-name="ce3" office:value-type="date" office:date-value="2018-01-07" calcext:value-type="date">
            <text:p>43107</text:p>
          </table:table-cell>
          <table:table-cell table:style-name="ce10" table:number-columns-repeated="3"/>
          <table:table-cell/>
        </table:table-row>
        <table:table-row table:style-name="ro2">
          <table:table-cell table:style-name="ce2" office:value-type="date" office:date-value="2018-01-08" calcext:value-type="date">
            <text:p>43108</text:p>
          </table:table-cell>
          <table:table-cell table:style-name="ce10" table:number-columns-repeated="3"/>
          <table:table-cell/>
        </table:table-row>
        <table:table-row table:style-name="ro2">
          <table:table-cell table:style-name="ce2" office:value-type="date" office:date-value="2018-01-09" calcext:value-type="date">
            <text:p>43109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10" calcext:value-type="date">
            <text:p>43110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11" calcext:value-type="date">
            <text:p>43111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12" calcext:value-type="date">
            <text:p>43112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13" calcext:value-type="date">
            <text:p>43113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14" calcext:value-type="date">
            <text:p>43114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15" calcext:value-type="date">
            <text:p>43115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16" calcext:value-type="date">
            <text:p>43116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17" calcext:value-type="date">
            <text:p>43117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18" calcext:value-type="date">
            <text:p>43118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19" calcext:value-type="date">
            <text:p>43119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20" calcext:value-type="date">
            <text:p>43120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21" calcext:value-type="date">
            <text:p>43121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22" calcext:value-type="date">
            <text:p>43122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23" calcext:value-type="date">
            <text:p>43123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24" calcext:value-type="date">
            <text:p>43124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25" calcext:value-type="date">
            <text:p>43125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26" calcext:value-type="date">
            <text:p>43126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27" calcext:value-type="date">
            <text:p>43127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28" calcext:value-type="date">
            <text:p>43128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29" calcext:value-type="date">
            <text:p>43129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30" calcext:value-type="date">
            <text:p>43130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1-31" calcext:value-type="date">
            <text:p>43131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01" calcext:value-type="date">
            <text:p>43132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02" calcext:value-type="date">
            <text:p>43133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03" calcext:value-type="date">
            <text:p>43134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04" calcext:value-type="date">
            <text:p>43135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05" calcext:value-type="date">
            <text:p>43136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06" calcext:value-type="date">
            <text:p>43137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07" calcext:value-type="date">
            <text:p>43138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08" calcext:value-type="date">
            <text:p>43139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09" calcext:value-type="date">
            <text:p>43140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10" calcext:value-type="date">
            <text:p>43141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11" calcext:value-type="date">
            <text:p>43142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12" calcext:value-type="date">
            <text:p>43143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13" calcext:value-type="date">
            <text:p>43144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14" calcext:value-type="date">
            <text:p>43145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15" calcext:value-type="date">
            <text:p>43146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16" calcext:value-type="date">
            <text:p>43147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17" calcext:value-type="date">
            <text:p>43148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18" calcext:value-type="date">
            <text:p>43149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19" calcext:value-type="date">
            <text:p>43150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20" calcext:value-type="date">
            <text:p>43151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21" calcext:value-type="date">
            <text:p>43152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22" calcext:value-type="date">
            <text:p>43153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23" calcext:value-type="date">
            <text:p>43154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24" calcext:value-type="date">
            <text:p>43155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25" calcext:value-type="date">
            <text:p>43156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26" calcext:value-type="date">
            <text:p>43157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27" calcext:value-type="date">
            <text:p>43158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2-28" calcext:value-type="date">
            <text:p>43159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01" calcext:value-type="date">
            <text:p>43160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02" calcext:value-type="date">
            <text:p>43161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03" calcext:value-type="date">
            <text:p>43162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04" calcext:value-type="date">
            <text:p>43163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05" calcext:value-type="date">
            <text:p>43164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06" calcext:value-type="date">
            <text:p>43165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07" calcext:value-type="date">
            <text:p>43166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08" calcext:value-type="date">
            <text:p>43167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09" calcext:value-type="date">
            <text:p>43168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10" calcext:value-type="date">
            <text:p>43169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11" calcext:value-type="date">
            <text:p>43170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12" calcext:value-type="date">
            <text:p>43171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13" calcext:value-type="date">
            <text:p>43172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14" calcext:value-type="date">
            <text:p>43173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15" calcext:value-type="date">
            <text:p>43174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16" calcext:value-type="date">
            <text:p>43175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17" calcext:value-type="date">
            <text:p>43176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18" calcext:value-type="date">
            <text:p>43177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19" calcext:value-type="date">
            <text:p>43178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20" calcext:value-type="date">
            <text:p>43179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21" calcext:value-type="date">
            <text:p>43180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22" calcext:value-type="date">
            <text:p>43181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23" calcext:value-type="date">
            <text:p>43182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24" calcext:value-type="date">
            <text:p>43183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25" calcext:value-type="date">
            <text:p>43184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26" calcext:value-type="date">
            <text:p>43185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27" calcext:value-type="date">
            <text:p>43186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28" calcext:value-type="date">
            <text:p>43187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29" calcext:value-type="date">
            <text:p>43188</text:p>
          </table:table-cell>
          <table:table-cell table:number-columns-repeated="4"/>
        </table:table-row>
        <table:table-row table:style-name="ro2">
          <table:table-cell table:style-name="ce2" office:value-type="date" office:date-value="2018-03-30" calcext:value-type="date">
            <text:p>43189</text:p>
          </table:table-cell>
          <table:table-cell table:number-columns-repeated="4"/>
        </table:table-row>
        <table:table-row table:style-name="ro3" table:number-rows-repeated="411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3:48:51.541173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katesh </meta:initial-creator>
    <meta:creation-date>2017-12-07T07:26:44.250202208</meta:creation-date>
    <meta:generator>LibreOffice/4.2.3.3$Linux_X86_64 LibreOffice_project/420m0$Build-3</meta:generator>
    <dc:date>2018-01-06T13:49:37.440951367</dc:date>
    <dc:creator>venkatesh </dc:creator>
    <meta:editing-duration>PT18M58S</meta:editing-duration>
    <meta:editing-cycles>128</meta:editing-cycles>
    <meta:document-statistic meta:table-count="1" meta:cell-count="210" meta:object-count="0"/>
  </office:meta>
</office:document-meta>
</file>